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205" officeooo:paragraph-rsid="00045205"/>
    </style:style>
    <style:style style:name="P2" style:family="paragraph" style:parent-style-name="Standard">
      <style:text-properties officeooo:rsid="0005e7b3" officeooo:paragraph-rsid="0005e7b3"/>
    </style:style>
    <style:style style:name="P3" style:family="paragraph" style:parent-style-name="Standard">
      <style:text-properties officeooo:rsid="0006df92" officeooo:paragraph-rsid="0006df92"/>
    </style:style>
    <style:style style:name="P4" style:family="paragraph" style:parent-style-name="Standard">
      <style:text-properties officeooo:rsid="00074d56" officeooo:paragraph-rsid="00074d56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45205" officeooo:paragraph-rsid="0004520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74d56" officeooo:paragraph-rsid="00074d56"/>
    </style:style>
    <style:style style:name="T1" style:family="text">
      <style:text-properties officeooo:rsid="0005e7b3"/>
    </style:style>
    <style:style style:name="T2" style:family="text">
      <style:text-properties officeooo:rsid="00074d56"/>
    </style:style>
    <style:style style:name="T3" style:family="text">
      <style:text-properties officeooo:rsid="0007d0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 1</text:p>
      <text:p text:style-name="P1"/>
      <text:p text:style-name="P3">The steps are:</text:p>
      <text:p text:style-name="P3">1) Parse the <text:span text:style-name="T3">fasta </text:span>file: put your file into a format so that the computer can use. For that I will <text:span text:style-name="T2">extract</text:span> the data from the file and store it in a table <text:span text:style-name="T2">so that Pandas can use it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&gt;Title</text:p>
          </table:table-cell>
          <table:table-cell table:style-name="Table1.A1" office:value-type="string">
            <text:p text:style-name="P6">Sequence</text:p>
          </table:table-cell>
          <table:table-cell table:style-name="Table1.C1" office:value-type="string">
            <text:p text:style-name="P6">Secondary Structu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"/>
      <text:p text:style-name="P3">2) Make a code that takes a window size and creates an input file for sklearn. This file will look like this:</text:p>
      <text:p text:style-name="P3">Protein Sequence: <text:s text:c="6"/>MGT</text:p>
      <text:p text:style-name="P3">Structure information: GIM</text:p>
      <text:p text:style-name="P3"/>
      <text:p text:style-name="P3">0<text:tab/>1:0 2:0 3:0 …</text:p>
      <text:p text:style-name="P3">1<text:tab/>1:1 2:0 3:0 ...</text:p>
      <text:p text:style-name="P3">2<text:tab/>1:1 2:0 3:1 …</text:p>
      <text:p text:style-name="P4"/>
      <text:p text:style-name="P4">The numbers1, 2, 3, etc here refer to a word or window (group of residues, such as 3).</text:p>
      <text:p text:style-name="P3"/>
      <text:p text:style-name="P1">For the parsing we are using pandas because we are going to build a table, not a matrix. <text:span text:style-name="T1">Panda</text:span> is like numpy for matrix, but for constructing a table. </text:p>
      <text:p text:style-name="P1">Table is always 2d, while matrix can have a matrix inside another matrix, so it can contain many dimensions. </text:p>
      <text:p text:style-name="P2">Our file is already splited in lines: line 1: title, line 2: sequence, line3: secondary structure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2:44:38.593794059</meta:creation-date>
    <dc:date>2017-02-20T13:18:02.776664959</dc:date>
    <meta:editing-duration>PT19M13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1" meta:paragraph-count="16" meta:word-count="173" meta:character-count="887" meta:non-whitespace-character-count="721"/>
  </office:meta>
</office:document-meta>
</file>